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9mm" svg:height="89.99mm" svg:x="138.28mm" svg:y="2.29mm">
            <draw:object draw:notify-on-update-of-ranges="Planilha1.A2:Planilha1.A13 Planilha1.B1:Planilha1.B1 Planilha1.B2:Planilha1.B13 Planilha1.C1:Planilha1.C1 Planilha1.C2:Planilha1.C13 Planilha1.D1:Planilha1.D1 Planilha1.D2:Planilha1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HA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6865" calcext:value-type="float">
            <text:p>906865</text:p>
          </table:table-cell>
          <table:table-cell office:value-type="float" office:value="1528457" calcext:value-type="float">
            <text:p>1528457</text:p>
          </table:table-cell>
          <table:table-cell office:value-type="float" office:value="1844734" calcext:value-type="float">
            <text:p>18447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40128" calcext:value-type="float">
            <text:p>3440128</text:p>
          </table:table-cell>
          <table:table-cell office:value-type="float" office:value="12991709" calcext:value-type="float">
            <text:p>12991709</text:p>
          </table:table-cell>
          <table:table-cell office:value-type="float" office:value="134690004" calcext:value-type="float">
            <text:p>1346900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4972" calcext:value-type="float">
            <text:p>5004972</text:p>
          </table:table-cell>
          <table:table-cell office:value-type="float" office:value="21144689" calcext:value-type="float">
            <text:p>21144689</text:p>
          </table:table-cell>
          <table:table-cell office:value-type="float" office:value="589547877" calcext:value-type="float">
            <text:p>5895478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476719" calcext:value-type="float">
            <text:p>11476719</text:p>
          </table:table-cell>
          <table:table-cell office:value-type="float" office:value="59754870" calcext:value-type="float">
            <text:p>59754870</text:p>
          </table:table-cell>
          <table:table-cell office:value-type="float" office:value="2953451297" calcext:value-type="float">
            <text:p>29534512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611543" calcext:value-type="float">
            <text:p>18611543</text:p>
          </table:table-cell>
          <table:table-cell office:value-type="float" office:value="120028397" calcext:value-type="float">
            <text:p>120028397</text:p>
          </table:table-cell>
          <table:table-cell office:value-type="float" office:value="8581105982" calcext:value-type="float">
            <text:p>858110598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838642" calcext:value-type="float">
            <text:p>24838642</text:p>
          </table:table-cell>
          <table:table-cell office:value-type="float" office:value="172679524" calcext:value-type="float">
            <text:p>172679524</text:p>
          </table:table-cell>
          <table:table-cell office:value-type="float" office:value="18007802152" calcext:value-type="float">
            <text:p>180078021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2587408" calcext:value-type="float">
            <text:p>32587408</text:p>
          </table:table-cell>
          <table:table-cell office:value-type="float" office:value="312619192" calcext:value-type="float">
            <text:p>312619192</text:p>
          </table:table-cell>
          <table:table-cell office:value-type="float" office:value="30886701034" calcext:value-type="float">
            <text:p>3088670103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910795" calcext:value-type="float">
            <text:p>40910795</text:p>
          </table:table-cell>
          <table:table-cell office:value-type="float" office:value="457955686" calcext:value-type="float">
            <text:p>457955686</text:p>
          </table:table-cell>
          <table:table-cell office:value-type="float" office:value="49993001020" calcext:value-type="float">
            <text:p>4999300102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2820224" calcext:value-type="float">
            <text:p>52820224</text:p>
          </table:table-cell>
          <table:table-cell office:value-type="float" office:value="345219613" calcext:value-type="float">
            <text:p>345219613</text:p>
          </table:table-cell>
          <table:table-cell office:value-type="float" office:value="74023546682" calcext:value-type="float">
            <text:p>7402354668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2427272" calcext:value-type="float">
            <text:p>52427272</text:p>
          </table:table-cell>
          <table:table-cell office:value-type="float" office:value="506220488" calcext:value-type="float">
            <text:p>506220488</text:p>
          </table:table-cell>
          <table:table-cell office:value-type="float" office:value="102502729206" calcext:value-type="float">
            <text:p>10250272920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812335" calcext:value-type="float">
            <text:p>60812335</text:p>
          </table:table-cell>
          <table:table-cell office:value-type="float" office:value="592834983" calcext:value-type="float">
            <text:p>592834983</text:p>
          </table:table-cell>
          <table:table-cell office:value-type="float" office:value="140960665749" calcext:value-type="float">
            <text:p>1409606657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2481589" calcext:value-type="float">
            <text:p>72481589</text:p>
          </table:table-cell>
          <table:table-cell office:value-type="float" office:value="973808013" calcext:value-type="float">
            <text:p>973808013</text:p>
          </table:table-cell>
          <table:table-cell office:value-type="float" office:value="188161948130" calcext:value-type="float">
            <text:p>188161948130</text:p>
          </table:table-cell>
        </table:table-row>
      </table:table>
      <table:table table:name="Planilha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3:25:54.79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7T12:39:41.058000000</meta:creation-date>
    <dc:date>2020-10-08T15:14:59.700000000</dc:date>
    <meta:editing-duration>PT4H51M25S</meta:editing-duration>
    <meta:editing-cycles>6</meta:editing-cycles>
    <meta:generator>LibreOffice/6.3.3.2$Windows_X86_64 LibreOffice_project/a64200df03143b798afd1ec74a12ab50359878ed</meta:generator>
    <meta:document-statistic meta:table-count="2" meta:cell-count="5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61cm" svg:y="3.694cm" style:legend-expansion="high" chart:style-name="ch2"/>
        <chart:plot-area chart:style-name="ch3" table:cell-range-address="Planilha1.A1:Planilha1.D13" chart:data-source-has-labels="both" svg:x="0.32cm" svg:y="0.18cm" svg:width="13.021cm" svg:height="8.64cm">
          <chartooo:coordinate-region svg:x="2.667cm" svg:y="0.382cm" svg:width="10.101cm" svg:height="7.785cm"/>
          <chart:axis chart:dimension="x" chart:name="primary-x" chart:style-name="ch4" chartooo:axis-type="auto">
            <chartooo:date-scale/>
            <chart:categories table:cell-range-address="Planilha1.A2:Planilha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B2:Planilha1.B13" chart:label-cell-address="Planilha1.B1:Planilha1.B1" chart:class="chart:line">
            <chart:data-point chart:repeated="12"/>
          </chart:series>
          <chart:series chart:style-name="ch7" chart:values-cell-range-address="Planilha1.C2:Planilha1.C13" chart:label-cell-address="Planilha1.C1:Planilha1.C1" chart:class="chart:line">
            <chart:data-point chart:repeated="12"/>
          </chart:series>
          <chart:series chart:style-name="ch8" chart:values-cell-range-address="Planilha1.D2:Planilha1.D13" chart:label-cell-address="Planilha1.D1:Planilha1.D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  <draw:g>
                  <svg:desc>Planilha1.B1:Planilha1.B1</svg:desc>
                </draw:g>
              </table:table-cell>
              <table:table-cell office:value-type="string">
                <text:p>ALE</text:p>
                <draw:g>
                  <svg:desc>Planilha1.C1:Planilha1.C1</svg:desc>
                </draw:g>
              </table:table-cell>
              <table:table-cell office:value-type="string">
                <text:p>HARD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Planilha1.A2:Planilha1.A13</svg:desc>
                </draw:g>
              </table:table-cell>
              <table:table-cell office:value-type="float" office:value="906865">
                <text:p>906865</text:p>
                <draw:g>
                  <svg:desc>Planilha1.B2:Planilha1.B13</svg:desc>
                </draw:g>
              </table:table-cell>
              <table:table-cell office:value-type="float" office:value="1528457">
                <text:p>1528457</text:p>
                <draw:g>
                  <svg:desc>Planilha1.C2:Planilha1.C13</svg:desc>
                </draw:g>
              </table:table-cell>
              <table:table-cell office:value-type="float" office:value="1844734">
                <text:p>1844734</text:p>
                <draw:g>
                  <svg:desc>Planilha1.D2:Planilha1.D13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440128">
                <text:p>3440128</text:p>
              </table:table-cell>
              <table:table-cell office:value-type="float" office:value="12991709">
                <text:p>12991709</text:p>
              </table:table-cell>
              <table:table-cell office:value-type="float" office:value="134690004">
                <text:p>1346900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04972">
                <text:p>5004972</text:p>
              </table:table-cell>
              <table:table-cell office:value-type="float" office:value="21144689">
                <text:p>21144689</text:p>
              </table:table-cell>
              <table:table-cell office:value-type="float" office:value="589547877">
                <text:p>58954787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476719">
                <text:p>11476719</text:p>
              </table:table-cell>
              <table:table-cell office:value-type="float" office:value="59754870">
                <text:p>59754870</text:p>
              </table:table-cell>
              <table:table-cell office:value-type="float" office:value="2953451297">
                <text:p>295345129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8611543">
                <text:p>18611543</text:p>
              </table:table-cell>
              <table:table-cell office:value-type="float" office:value="120028397">
                <text:p>120028397</text:p>
              </table:table-cell>
              <table:table-cell office:value-type="float" office:value="8581105982">
                <text:p>858110598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4838642">
                <text:p>24838642</text:p>
              </table:table-cell>
              <table:table-cell office:value-type="float" office:value="172679524">
                <text:p>172679524</text:p>
              </table:table-cell>
              <table:table-cell office:value-type="float" office:value="18007802152">
                <text:p>1800780215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2587408">
                <text:p>32587408</text:p>
              </table:table-cell>
              <table:table-cell office:value-type="float" office:value="312619192">
                <text:p>312619192</text:p>
              </table:table-cell>
              <table:table-cell office:value-type="float" office:value="30886701034">
                <text:p>3088670103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0910795">
                <text:p>40910795</text:p>
              </table:table-cell>
              <table:table-cell office:value-type="float" office:value="457955686">
                <text:p>457955686</text:p>
              </table:table-cell>
              <table:table-cell office:value-type="float" office:value="49993001020">
                <text:p>4999300102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2820224">
                <text:p>52820224</text:p>
              </table:table-cell>
              <table:table-cell office:value-type="float" office:value="345219613">
                <text:p>345219613</text:p>
              </table:table-cell>
              <table:table-cell office:value-type="float" office:value="74023546682">
                <text:p>7402354668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2427272">
                <text:p>52427272</text:p>
              </table:table-cell>
              <table:table-cell office:value-type="float" office:value="506220488">
                <text:p>506220488</text:p>
              </table:table-cell>
              <table:table-cell office:value-type="float" office:value="102502729206">
                <text:p>10250272920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0812335">
                <text:p>60812335</text:p>
              </table:table-cell>
              <table:table-cell office:value-type="float" office:value="592834983">
                <text:p>592834983</text:p>
              </table:table-cell>
              <table:table-cell office:value-type="float" office:value="140960665749">
                <text:p>14096066574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2481589">
                <text:p>72481589</text:p>
              </table:table-cell>
              <table:table-cell office:value-type="float" office:value="973808013">
                <text:p>973808013</text:p>
              </table:table-cell>
              <table:table-cell office:value-type="float" office:value="188161948130">
                <text:p>1881619481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